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hipStruct-3_5f_01" style:display-name="ShipStruct-3_01" style:family="table">
      <style:table-properties style:width="6.9271in" fo:margin-left="0in" table:align="left" style:may-break-between-rows="false"/>
    </style:style>
    <style:style style:name="ShipStruct-3_5f_01.A" style:display-name="ShipStruct-3_01.A" style:family="table-column">
      <style:table-column-properties style:column-width="0.6875in"/>
    </style:style>
    <style:style style:name="ShipStruct-3_5f_01.B" style:display-name="ShipStruct-3_01.B" style:family="table-column">
      <style:table-column-properties style:column-width="2in"/>
    </style:style>
    <style:style style:name="ShipStruct-3_5f_01.C" style:display-name="ShipStruct-3_01.C" style:family="table-column">
      <style:table-column-properties style:column-width="4.2396in"/>
    </style:style>
    <style:style style:name="ShipStruct-3_5f_01.A1" style:display-name="ShipStruct-3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ShipStruct-3_5f_01.C1" style:display-name="ShipStruct-3_01.C1" style:family="table-cell">
      <style:table-cell-properties fo:padding="0.0382in" fo:border="0.05pt solid #000000"/>
    </style:style>
    <style:style style:name="ShipStruct-3_5f_01.A2" style:display-name="ShipStruct-3_01.A2" style:family="table-cell">
      <style:table-cell-properties fo:padding="0.0382in" fo:border-left="0.05pt solid #000000" fo:border-right="none" fo:border-top="none" fo:border-bottom="0.05pt solid #000000"/>
    </style:style>
    <style:style style:name="ShipStruct-3_5f_01.C2" style:display-name="ShipStruct-3_01.C2" style:family="table-cell">
      <style:table-cell-properties fo:padding="0.0382in" fo:border-left="0.05pt solid #000000" fo:border-right="0.05pt solid #000000" fo:border-top="none" fo:border-bottom="0.05pt solid #000000"/>
    </style:style>
    <style:style style:name="WareRatingStruct-3_5f_01" style:display-name="WareRatingStruct-3_01" style:family="table">
      <style:table-properties style:width="6.9271in" fo:margin-left="0in" table:align="left"/>
    </style:style>
    <style:style style:name="WareRatingStruct-3_5f_01.A" style:display-name="WareRatingStruct-3_01.A" style:family="table-column">
      <style:table-column-properties style:column-width="0.6875in"/>
    </style:style>
    <style:style style:name="WareRatingStruct-3_5f_01.B" style:display-name="WareRatingStruct-3_01.B" style:family="table-column">
      <style:table-column-properties style:column-width="2in"/>
    </style:style>
    <style:style style:name="WareRatingStruct-3_5f_01.C" style:display-name="WareRatingStruct-3_01.C" style:family="table-column">
      <style:table-column-properties style:column-width="4.2396in"/>
    </style:style>
    <style:style style:name="WareRatingStruct-3_5f_01.1" style:display-name="WareRatingStruct-3_01.1" style:family="table-row">
      <style:table-row-properties fo:keep-together="always"/>
    </style:style>
    <style:style style:name="WareRatingStruct-3_5f_01.A1" style:display-name="WareRatingStruct-3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WareRatingStruct-3_5f_01.C1" style:display-name="WareRatingStruct-3_01.C1" style:family="table-cell">
      <style:table-cell-properties fo:padding="0.0382in" fo:border="0.05pt solid #000000"/>
    </style:style>
    <style:style style:name="WareRatingStruct-3_5f_01.A2" style:display-name="WareRatingStruct-3_01.A2" style:family="table-cell">
      <style:table-cell-properties fo:padding="0.0382in" fo:border-left="0.05pt solid #000000" fo:border-right="none" fo:border-top="none" fo:border-bottom="0.05pt solid #000000"/>
    </style:style>
    <style:style style:name="WareRatingStruct-3_5f_01.C2" style:display-name="WareRatingStruct-3_01.C2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" style:display-name="WareStruct-3_01" style:family="table">
      <style:table-properties style:width="6.9271in" fo:margin-left="0in" fo:break-before="auto" fo:break-after="auto" table:align="left"/>
    </style:style>
    <style:style style:name="WareStruct-3_5f_01.A" style:display-name="WareStruct-3_01.A" style:family="table-column">
      <style:table-column-properties style:column-width="0.6875in"/>
    </style:style>
    <style:style style:name="WareStruct-3_5f_01.B" style:display-name="WareStruct-3_01.B" style:family="table-column">
      <style:table-column-properties style:column-width="2in"/>
    </style:style>
    <style:style style:name="WareStruct-3_5f_01.C" style:display-name="WareStruct-3_01.C" style:family="table-column">
      <style:table-column-properties style:column-width="4.2396in"/>
    </style:style>
    <style:style style:name="WareStruct-3_5f_01.1" style:display-name="WareStruct-3_01.1" style:family="table-row">
      <style:table-row-properties fo:keep-together="always"/>
    </style:style>
    <style:style style:name="WareStruct-3_5f_01.A1" style:display-name="WareStruct-3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WareStruct-3_5f_01.B1" style:display-name="WareStruct-3_01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WareStruct-3_5f_01.C1" style:display-name="WareStruct-3_01.C1" style:family="table-cell">
      <style:table-cell-properties fo:padding="0.0382in" fo:border="0.05pt solid #000000"/>
    </style:style>
    <style:style style:name="WareStruct-3_5f_01.A2" style:display-name="WareStruct-3_01.A2" style:family="table-cell">
      <style:table-cell-properties fo:padding="0.0382in" fo:border-left="0.05pt solid #000000" fo:border-right="none" fo:border-top="none" fo:border-bottom="0.05pt solid #000000"/>
    </style:style>
    <style:style style:name="WareStruct-3_5f_01.B2" style:display-name="WareStruct-3_01.B2" style:family="table-cell">
      <style:table-cell-properties fo:padding="0.0382in" fo:border-left="0.05pt solid #000000" fo:border-right="none" fo:border-top="none" fo:border-bottom="0.05pt solid #000000"/>
    </style:style>
    <style:style style:name="WareStruct-3_5f_01.C2" style:display-name="WareStruct-3_01.C2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3" style:display-name="WareStruct-3_01.A3" style:family="table-cell">
      <style:table-cell-properties fo:padding="0.0382in" fo:border-left="0.05pt solid #000000" fo:border-right="none" fo:border-top="none" fo:border-bottom="0.05pt solid #000000"/>
    </style:style>
    <style:style style:name="WareStruct-3_5f_01.B3" style:display-name="WareStruct-3_01.B3" style:family="table-cell">
      <style:table-cell-properties fo:padding="0.0382in" fo:border-left="0.05pt solid #000000" fo:border-right="none" fo:border-top="none" fo:border-bottom="0.05pt solid #000000"/>
    </style:style>
    <style:style style:name="WareStruct-3_5f_01.C3" style:display-name="WareStruct-3_01.C3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4" style:display-name="WareStruct-3_0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WareStruct-3_5f_01.B4" style:display-name="WareStruct-3_01.B4" style:family="table-cell">
      <style:table-cell-properties fo:padding="0.0382in" fo:border-left="0.05pt solid #000000" fo:border-right="none" fo:border-top="none" fo:border-bottom="0.05pt solid #000000"/>
    </style:style>
    <style:style style:name="WareStruct-3_5f_01.C4" style:display-name="WareStruct-3_01.C4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5" style:display-name="WareStruct-3_01.A5" style:family="table-cell">
      <style:table-cell-properties fo:padding="0.0382in" fo:border-left="0.05pt solid #000000" fo:border-right="none" fo:border-top="none" fo:border-bottom="0.05pt solid #000000"/>
    </style:style>
    <style:style style:name="WareStruct-3_5f_01.B5" style:display-name="WareStruct-3_01.B5" style:family="table-cell">
      <style:table-cell-properties fo:padding="0.0382in" fo:border-left="0.05pt solid #000000" fo:border-right="none" fo:border-top="none" fo:border-bottom="0.05pt solid #000000"/>
    </style:style>
    <style:style style:name="WareStruct-3_5f_01.C5" style:display-name="WareStruct-3_01.C5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6" style:display-name="WareStruct-3_01.A6" style:family="table-cell">
      <style:table-cell-properties fo:padding="0.0382in" fo:border-left="0.05pt solid #000000" fo:border-right="none" fo:border-top="none" fo:border-bottom="0.05pt solid #000000"/>
    </style:style>
    <style:style style:name="WareStruct-3_5f_01.B6" style:display-name="WareStruct-3_01.B6" style:family="table-cell">
      <style:table-cell-properties fo:padding="0.0382in" fo:border-left="0.05pt solid #000000" fo:border-right="none" fo:border-top="none" fo:border-bottom="0.05pt solid #000000"/>
    </style:style>
    <style:style style:name="WareStruct-3_5f_01.C6" style:display-name="WareStruct-3_01.C6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7" style:display-name="WareStruct-3_01.A7" style:family="table-cell">
      <style:table-cell-properties fo:padding="0.0382in" fo:border-left="0.05pt solid #000000" fo:border-right="none" fo:border-top="none" fo:border-bottom="0.05pt solid #000000"/>
    </style:style>
    <style:style style:name="WareStruct-3_5f_01.B7" style:display-name="WareStruct-3_01.B7" style:family="table-cell">
      <style:table-cell-properties fo:padding="0.0382in" fo:border-left="0.05pt solid #000000" fo:border-right="none" fo:border-top="none" fo:border-bottom="0.05pt solid #000000"/>
    </style:style>
    <style:style style:name="WareStruct-3_5f_01.C7" style:display-name="WareStruct-3_01.C7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8" style:display-name="WareStruct-3_01.A8" style:family="table-cell">
      <style:table-cell-properties fo:padding="0.0382in" fo:border-left="0.05pt solid #000000" fo:border-right="none" fo:border-top="none" fo:border-bottom="0.05pt solid #000000"/>
    </style:style>
    <style:style style:name="WareStruct-3_5f_01.B8" style:display-name="WareStruct-3_01.B8" style:family="table-cell">
      <style:table-cell-properties fo:padding="0.0382in" fo:border-left="0.05pt solid #000000" fo:border-right="none" fo:border-top="none" fo:border-bottom="0.05pt solid #000000"/>
    </style:style>
    <style:style style:name="WareStruct-3_5f_01.C8" style:display-name="WareStruct-3_01.C8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9" style:display-name="WareStruct-3_01.A9" style:family="table-cell">
      <style:table-cell-properties fo:padding="0.0382in" fo:border-left="0.05pt solid #000000" fo:border-right="none" fo:border-top="none" fo:border-bottom="0.05pt solid #000000"/>
    </style:style>
    <style:style style:name="WareStruct-3_5f_01.B9" style:display-name="WareStruct-3_01.B9" style:family="table-cell">
      <style:table-cell-properties fo:padding="0.0382in" fo:border-left="0.05pt solid #000000" fo:border-right="none" fo:border-top="none" fo:border-bottom="0.05pt solid #000000"/>
    </style:style>
    <style:style style:name="WareStruct-3_5f_01.C9" style:display-name="WareStruct-3_01.C9" style:family="table-cell">
      <style:table-cell-properties fo:padding="0.0382in" fo:border-left="0.05pt solid #000000" fo:border-right="0.05pt solid #000000" fo:border-top="none" fo:border-bottom="0.05pt solid #000000"/>
    </style:style>
    <style:style style:name="WorkspaceStruct-3_5f_01" style:display-name="WorkspaceStruct-3_01" style:family="table">
      <style:table-properties style:width="6.9271in" fo:margin-left="0in" table:align="left"/>
    </style:style>
    <style:style style:name="WorkspaceStruct-3_5f_01.A" style:display-name="WorkspaceStruct-3_01.A" style:family="table-column">
      <style:table-column-properties style:column-width="0.6875in"/>
    </style:style>
    <style:style style:name="WorkspaceStruct-3_5f_01.B" style:display-name="WorkspaceStruct-3_01.B" style:family="table-column">
      <style:table-column-properties style:column-width="2in"/>
    </style:style>
    <style:style style:name="WorkspaceStruct-3_5f_01.C" style:display-name="WorkspaceStruct-3_01.C" style:family="table-column">
      <style:table-column-properties style:column-width="4.2396in"/>
    </style:style>
    <style:style style:name="WorkspaceStruct-3_5f_01.1" style:display-name="WorkspaceStruct-3_01.1" style:family="table-row">
      <style:table-row-properties fo:keep-together="always"/>
    </style:style>
    <style:style style:name="WorkspaceStruct-3_5f_01.A1" style:display-name="WorkspaceStruct-3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WorkspaceStruct-3_5f_01.C1" style:display-name="WorkspaceStruct-3_01.C1" style:family="table-cell">
      <style:table-cell-properties fo:padding="0.0382in" fo:border="0.05pt solid #000000"/>
    </style:style>
    <style:style style:name="WorkspaceStruct-3_5f_01.A2" style:display-name="WorkspaceStruct-3_01.A2" style:family="table-cell">
      <style:table-cell-properties fo:padding="0.0382in" fo:border-left="0.05pt solid #000000" fo:border-right="none" fo:border-top="none" fo:border-bottom="0.05pt solid #000000"/>
    </style:style>
    <style:style style:name="WorkspaceStruct-3_5f_01.C2" style:display-name="WorkspaceStruct-3_01.C2" style:family="table-cell">
      <style:table-cell-properties fo:padding="0.0382in" fo:border-left="0.05pt solid #000000" fo:border-right="0.05pt solid #000000" fo:border-top="none" fo:border-bottom="0.05pt solid #000000"/>
    </style:style>
    <style:style style:name="ShipTemplate-3_5f_02" style:display-name="ShipTemplate-3_02" style:family="table">
      <style:table-properties style:width="6.9271in" fo:margin-left="0in" table:align="left"/>
    </style:style>
    <style:style style:name="ShipTemplate-3_5f_02.A" style:display-name="ShipTemplate-3_02.A" style:family="table-column">
      <style:table-column-properties style:column-width="0.6875in"/>
    </style:style>
    <style:style style:name="ShipTemplate-3_5f_02.B" style:display-name="ShipTemplate-3_02.B" style:family="table-column">
      <style:table-column-properties style:column-width="2in"/>
    </style:style>
    <style:style style:name="ShipTemplate-3_5f_02.C" style:display-name="ShipTemplate-3_02.C" style:family="table-column">
      <style:table-column-properties style:column-width="4.2396in"/>
    </style:style>
    <style:style style:name="ShipTemplate-3_5f_02.1" style:display-name="ShipTemplate-3_02.1" style:family="table-row">
      <style:table-row-properties fo:keep-together="always"/>
    </style:style>
    <style:style style:name="ShipTemplate-3_5f_02.A1" style:display-name="ShipTemplate-3_02.A1" style:family="table-cell">
      <style:table-cell-properties fo:padding="0.0382in" fo:border-left="0.05pt solid #000000" fo:border-right="none" fo:border-top="0.05pt solid #000000" fo:border-bottom="0.05pt solid #000000"/>
    </style:style>
    <style:style style:name="ShipTemplate-3_5f_02.C1" style:display-name="ShipTemplate-3_02.C1" style:family="table-cell">
      <style:table-cell-properties fo:padding="0.0382in" fo:border="0.05pt solid #000000"/>
    </style:style>
    <style:style style:name="ShipTemplate-3_5f_02.A2" style:display-name="ShipTemplate-3_02.A2" style:family="table-cell">
      <style:table-cell-properties fo:padding="0.0382in" fo:border-left="0.05pt solid #000000" fo:border-right="none" fo:border-top="none" fo:border-bottom="0.05pt solid #000000"/>
    </style:style>
    <style:style style:name="ShipTemplate-3_5f_02.C2" style:display-name="ShipTemplate-3_0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37a3f0" officeooo:paragraph-rsid="0037a3f0"/>
    </style:style>
    <style:style style:name="P2" style:family="paragraph" style:parent-style-name="Table_20_Heading">
      <style:text-properties officeooo:rsid="00581dfc" officeooo:paragraph-rsid="00581dfc"/>
    </style:style>
    <style:style style:name="P3" style:family="paragraph" style:parent-style-name="Table_20_Heading">
      <style:text-properties officeooo:rsid="005dd05b" officeooo:paragraph-rsid="005dd05b"/>
    </style:style>
    <style:style style:name="P4" style:family="paragraph" style:parent-style-name="Table_20_Heading">
      <style:text-properties officeooo:rsid="0082beb3" officeooo:paragraph-rsid="0082beb3"/>
    </style:style>
    <style:style style:name="P5" style:family="paragraph" style:parent-style-name="Text_20_body">
      <style:paragraph-properties fo:text-align="start" style:justify-single-word="false"/>
      <style:text-properties officeooo:rsid="001e8e51" officeooo:paragraph-rsid="001e8e51"/>
    </style:style>
    <style:style style:name="P6" style:family="paragraph" style:parent-style-name="Text_20_body">
      <style:paragraph-properties fo:text-align="end" style:justify-single-word="false"/>
      <style:text-properties officeooo:rsid="001e8e51" officeooo:paragraph-rsid="001e8e51"/>
    </style:style>
    <style:style style:name="P7" style:family="paragraph" style:parent-style-name="Text_20_body">
      <style:text-properties officeooo:rsid="001e8e51" officeooo:paragraph-rsid="001e8e51"/>
    </style:style>
    <style:style style:name="P8" style:family="paragraph" style:parent-style-name="Text_20_body">
      <style:text-properties officeooo:rsid="0035c2dc" officeooo:paragraph-rsid="0035c2dc"/>
    </style:style>
    <style:style style:name="P9" style:family="paragraph" style:parent-style-name="Text_20_body">
      <style:text-properties officeooo:rsid="003621ea" officeooo:paragraph-rsid="003621ea"/>
    </style:style>
    <style:style style:name="P10" style:family="paragraph" style:parent-style-name="Text_20_body">
      <style:text-properties officeooo:rsid="00482e5f" officeooo:paragraph-rsid="00482e5f"/>
    </style:style>
    <style:style style:name="P11" style:family="paragraph" style:parent-style-name="Text_20_body">
      <style:text-properties officeooo:rsid="004ec8c7" officeooo:paragraph-rsid="004ec8c7"/>
    </style:style>
    <style:style style:name="P12" style:family="paragraph" style:parent-style-name="Text_20_body">
      <style:text-properties fo:color="#800000" officeooo:rsid="004ef63c" officeooo:paragraph-rsid="004ef63c"/>
    </style:style>
    <style:style style:name="P13" style:family="paragraph" style:parent-style-name="Text_20_body">
      <style:text-properties officeooo:rsid="005309c4" officeooo:paragraph-rsid="005309c4"/>
    </style:style>
    <style:style style:name="P14" style:family="paragraph" style:parent-style-name="Text_20_body">
      <style:text-properties officeooo:rsid="005afde2" officeooo:paragraph-rsid="005afde2"/>
    </style:style>
    <style:style style:name="P15" style:family="paragraph" style:parent-style-name="Text_20_body">
      <style:text-properties officeooo:rsid="00774282" officeooo:paragraph-rsid="00774282"/>
    </style:style>
    <style:style style:name="P16" style:family="paragraph" style:parent-style-name="Text_20_body">
      <style:text-properties officeooo:rsid="007eaf96" officeooo:paragraph-rsid="007eaf96"/>
    </style:style>
    <style:style style:name="P17" style:family="paragraph" style:parent-style-name="Text_20_body">
      <style:text-properties officeooo:paragraph-rsid="007eaf96"/>
    </style:style>
    <style:style style:name="P18" style:family="paragraph" style:parent-style-name="Text_20_body">
      <style:text-properties officeooo:rsid="00464023" officeooo:paragraph-rsid="00464023"/>
    </style:style>
    <style:style style:name="P19" style:family="paragraph" style:parent-style-name="Subtitle">
      <style:paragraph-properties fo:text-align="start" style:justify-single-word="false"/>
    </style:style>
    <style:style style:name="P20" style:family="paragraph" style:parent-style-name="Title">
      <style:paragraph-properties fo:text-align="start" style:justify-single-word="false"/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Table_20_Contents">
      <style:text-properties officeooo:rsid="0037a3f0" officeooo:paragraph-rsid="0037a3f0"/>
    </style:style>
    <style:style style:name="P23" style:family="paragraph" style:parent-style-name="Table_20_Contents">
      <style:text-properties officeooo:rsid="003896f7" officeooo:paragraph-rsid="003896f7"/>
    </style:style>
    <style:style style:name="P24" style:family="paragraph" style:parent-style-name="Table_20_Contents">
      <style:text-properties officeooo:rsid="003a3e5d" officeooo:paragraph-rsid="003a3e5d"/>
    </style:style>
    <style:style style:name="P25" style:family="paragraph" style:parent-style-name="Table_20_Contents">
      <style:text-properties officeooo:rsid="003ae1a6" officeooo:paragraph-rsid="003ae1a6"/>
    </style:style>
    <style:style style:name="P26" style:family="paragraph" style:parent-style-name="Table_20_Contents">
      <style:text-properties officeooo:rsid="003e8273" officeooo:paragraph-rsid="003e8273"/>
    </style:style>
    <style:style style:name="P27" style:family="paragraph" style:parent-style-name="Table_20_Contents">
      <style:paragraph-properties fo:text-align="justify" style:justify-single-word="false"/>
      <style:text-properties officeooo:rsid="0042035f" officeooo:paragraph-rsid="0042035f"/>
    </style:style>
    <style:style style:name="P28" style:family="paragraph" style:parent-style-name="Table_20_Contents">
      <style:text-properties officeooo:rsid="00581dfc" officeooo:paragraph-rsid="00581dfc"/>
    </style:style>
    <style:style style:name="P29" style:family="paragraph" style:parent-style-name="Table_20_Contents">
      <style:text-properties officeooo:rsid="005856b5" officeooo:paragraph-rsid="005856b5"/>
    </style:style>
    <style:style style:name="P30" style:family="paragraph" style:parent-style-name="Table_20_Contents">
      <style:text-properties officeooo:rsid="005a277c" officeooo:paragraph-rsid="005a277c"/>
    </style:style>
    <style:style style:name="P31" style:family="paragraph" style:parent-style-name="Table_20_Contents">
      <style:text-properties officeooo:rsid="005b37ed" officeooo:paragraph-rsid="005b37ed"/>
    </style:style>
    <style:style style:name="P32" style:family="paragraph" style:parent-style-name="Table_20_Contents">
      <style:text-properties officeooo:rsid="005b9a93" officeooo:paragraph-rsid="005b9a93"/>
    </style:style>
    <style:style style:name="P33" style:family="paragraph" style:parent-style-name="Table_20_Contents">
      <style:text-properties officeooo:rsid="005c3e87" officeooo:paragraph-rsid="005c3e87"/>
    </style:style>
    <style:style style:name="P34" style:family="paragraph" style:parent-style-name="Table_20_Contents">
      <style:text-properties officeooo:rsid="005dc165" officeooo:paragraph-rsid="005dc165"/>
    </style:style>
    <style:style style:name="P35" style:family="paragraph" style:parent-style-name="Table_20_Contents">
      <style:text-properties officeooo:rsid="005dd05b" officeooo:paragraph-rsid="005dd05b"/>
    </style:style>
    <style:style style:name="P36" style:family="paragraph" style:parent-style-name="Table_20_Contents">
      <style:text-properties officeooo:rsid="005f0797" officeooo:paragraph-rsid="005f0797"/>
    </style:style>
    <style:style style:name="P37" style:family="paragraph" style:parent-style-name="Table_20_Contents">
      <style:text-properties officeooo:rsid="00608039" officeooo:paragraph-rsid="00608039"/>
    </style:style>
    <style:style style:name="P38" style:family="paragraph" style:parent-style-name="Table_20_Contents">
      <style:text-properties officeooo:rsid="0060bb00" officeooo:paragraph-rsid="0060bb00"/>
    </style:style>
    <style:style style:name="P39" style:family="paragraph" style:parent-style-name="Table_20_Contents">
      <style:text-properties officeooo:rsid="0063021d" officeooo:paragraph-rsid="0063021d"/>
    </style:style>
    <style:style style:name="P40" style:family="paragraph" style:parent-style-name="Table_20_Contents">
      <style:text-properties officeooo:rsid="00681087" officeooo:paragraph-rsid="00681087"/>
    </style:style>
    <style:style style:name="P41" style:family="paragraph" style:parent-style-name="Table_20_Contents">
      <style:text-properties officeooo:rsid="006b2f91" officeooo:paragraph-rsid="006b2f91"/>
    </style:style>
    <style:style style:name="P42" style:family="paragraph" style:parent-style-name="Table_20_Contents">
      <style:text-properties officeooo:rsid="006ced3b" officeooo:paragraph-rsid="006ced3b"/>
    </style:style>
    <style:style style:name="P43" style:family="paragraph" style:parent-style-name="Table_20_Contents">
      <style:text-properties officeooo:rsid="006ecfc8" officeooo:paragraph-rsid="006ecfc8"/>
    </style:style>
    <style:style style:name="P44" style:family="paragraph" style:parent-style-name="Table_20_Contents">
      <style:text-properties officeooo:rsid="0070b759" officeooo:paragraph-rsid="0070b759"/>
    </style:style>
    <style:style style:name="P45" style:family="paragraph" style:parent-style-name="Table_20_Contents">
      <style:text-properties officeooo:rsid="0071418d" officeooo:paragraph-rsid="0071418d"/>
    </style:style>
    <style:style style:name="P46" style:family="paragraph" style:parent-style-name="Table_20_Contents">
      <style:text-properties fo:color="#800000" officeooo:rsid="006ced3b" officeooo:paragraph-rsid="006ced3b"/>
    </style:style>
    <style:style style:name="P47" style:family="paragraph" style:parent-style-name="Table_20_Contents">
      <style:text-properties fo:color="#800000" officeooo:rsid="006fa7fd" officeooo:paragraph-rsid="006fa7fd"/>
    </style:style>
    <style:style style:name="P48" style:family="paragraph" style:parent-style-name="Table_20_Contents">
      <style:text-properties officeooo:rsid="0082beb3" officeooo:paragraph-rsid="0082beb3"/>
    </style:style>
    <style:style style:name="P49" style:family="paragraph" style:parent-style-name="Table_20_Contents">
      <style:text-properties officeooo:rsid="0083f71a" officeooo:paragraph-rsid="0083f71a"/>
    </style:style>
    <style:style style:name="P50" style:family="paragraph" style:parent-style-name="Table_20_Contents">
      <style:text-properties officeooo:rsid="008509ce" officeooo:paragraph-rsid="008509ce"/>
    </style:style>
    <style:style style:name="P51" style:family="paragraph" style:parent-style-name="Table_20_Contents">
      <style:text-properties officeooo:rsid="008636c0" officeooo:paragraph-rsid="008636c0"/>
    </style:style>
    <style:style style:name="P52" style:family="paragraph" style:parent-style-name="Table_20_Contents">
      <style:text-properties officeooo:rsid="008706c9" officeooo:paragraph-rsid="008706c9"/>
    </style:style>
    <style:style style:name="P53" style:family="paragraph" style:parent-style-name="Table_20_Contents">
      <style:text-properties style:use-window-font-color="true" officeooo:rsid="008636c0" officeooo:paragraph-rsid="008636c0"/>
    </style:style>
    <style:style style:name="P5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6" style:family="paragraph" style:parent-style-name="Table_20_Heading">
      <style:text-properties officeooo:rsid="0093b483" officeooo:paragraph-rsid="0093b483"/>
    </style:style>
    <style:style style:name="P57" style:family="paragraph" style:parent-style-name="Heading_20_2">
      <style:text-properties officeooo:rsid="007eaf96" officeooo:paragraph-rsid="007eaf96"/>
    </style:style>
    <style:style style:name="P58" style:family="paragraph" style:parent-style-name="Heading_20_2">
      <style:text-properties officeooo:rsid="0093b483" officeooo:paragraph-rsid="0093b483"/>
    </style:style>
    <style:style style:name="P59" style:family="paragraph" style:parent-style-name="Table_20_Contents">
      <style:text-properties officeooo:rsid="0093b483" officeooo:paragraph-rsid="0093b483"/>
    </style:style>
    <style:style style:name="P60" style:family="paragraph" style:parent-style-name="Table_20_Contents">
      <style:text-properties officeooo:rsid="0094ab18" officeooo:paragraph-rsid="0094ab18"/>
    </style:style>
    <style:style style:name="P61" style:family="paragraph" style:parent-style-name="Table_20_Contents">
      <style:text-properties officeooo:rsid="0097757b" officeooo:paragraph-rsid="0097757b"/>
    </style:style>
    <style:style style:name="P62" style:family="paragraph" style:parent-style-name="Table_20_Contents">
      <style:text-properties officeooo:rsid="00977a14" officeooo:paragraph-rsid="00977a14"/>
    </style:style>
    <style:style style:name="P63" style:family="paragraph" style:parent-style-name="Table_20_Contents">
      <style:text-properties officeooo:rsid="009868d4" officeooo:paragraph-rsid="009868d4"/>
    </style:style>
    <style:style style:name="P64" style:family="paragraph" style:parent-style-name="Table_20_Contents">
      <style:text-properties officeooo:rsid="0099cb59" officeooo:paragraph-rsid="0099cb59"/>
    </style:style>
    <style:style style:name="P65" style:family="paragraph" style:parent-style-name="Table_20_Contents">
      <style:text-properties officeooo:rsid="009aab22" officeooo:paragraph-rsid="009aab22"/>
    </style:style>
    <style:style style:name="P66" style:family="paragraph" style:parent-style-name="Table_20_Contents">
      <style:text-properties officeooo:rsid="009bb04c" officeooo:paragraph-rsid="009bb04c"/>
    </style:style>
    <style:style style:name="P67" style:family="paragraph" style:parent-style-name="Table_20_Contents">
      <style:text-properties officeooo:rsid="009cd683" officeooo:paragraph-rsid="009cd683"/>
    </style:style>
    <style:style style:name="P68" style:family="paragraph" style:parent-style-name="Table_20_Contents">
      <style:text-properties officeooo:rsid="009f29ea" officeooo:paragraph-rsid="009f29ea"/>
    </style:style>
    <style:style style:name="P69" style:family="paragraph" style:parent-style-name="Text_20_body" style:list-style-name="L1">
      <style:text-properties officeooo:rsid="00910ff4" officeooo:paragraph-rsid="00910ff4"/>
    </style:style>
    <style:style style:name="P70" style:family="paragraph" style:parent-style-name="Text_20_body" style:list-style-name="L1">
      <style:text-properties officeooo:rsid="00919b90" officeooo:paragraph-rsid="00919b90"/>
    </style:style>
    <style:style style:name="P71" style:family="paragraph" style:parent-style-name="Text_20_body" style:list-style-name="L1">
      <style:text-properties officeooo:rsid="0093174c" officeooo:paragraph-rsid="0093174c"/>
    </style:style>
    <style:style style:name="P72" style:family="paragraph" style:parent-style-name="Text_20_body">
      <style:text-properties officeooo:rsid="0093b483" officeooo:paragraph-rsid="0093b483"/>
    </style:style>
    <style:style style:name="T1" style:family="text">
      <style:text-properties officeooo:rsid="0020653f"/>
    </style:style>
    <style:style style:name="T2" style:family="text">
      <style:text-properties officeooo:rsid="0020c6d2"/>
    </style:style>
    <style:style style:name="T3" style:family="text">
      <style:text-properties officeooo:rsid="0023ffaf"/>
    </style:style>
    <style:style style:name="T4" style:family="text">
      <style:text-properties officeooo:rsid="002bd09a"/>
    </style:style>
    <style:style style:name="T5" style:family="text">
      <style:text-properties officeooo:rsid="00360697"/>
    </style:style>
    <style:style style:name="T6" style:family="text">
      <style:text-properties fo:color="#800000"/>
    </style:style>
    <style:style style:name="T7" style:family="text">
      <style:text-properties fo:color="#800000" officeooo:rsid="003e8273"/>
    </style:style>
    <style:style style:name="T8" style:family="text">
      <style:text-properties fo:color="#800000" officeooo:rsid="00401843"/>
    </style:style>
    <style:style style:name="T9" style:family="text">
      <style:text-properties fo:color="#800000" officeooo:rsid="003cb778"/>
    </style:style>
    <style:style style:name="T10" style:family="text">
      <style:text-properties fo:color="#800000" officeooo:rsid="0043f6e0"/>
    </style:style>
    <style:style style:name="T11" style:family="text">
      <style:text-properties officeooo:rsid="003ae1a6"/>
    </style:style>
    <style:style style:name="T12" style:family="text">
      <style:text-properties officeooo:rsid="003cb778"/>
    </style:style>
    <style:style style:name="T13" style:family="text">
      <style:text-properties officeooo:rsid="003d4269"/>
    </style:style>
    <style:style style:name="T14" style:family="text">
      <style:text-properties officeooo:rsid="00401843"/>
    </style:style>
    <style:style style:name="T15" style:family="text">
      <style:text-properties officeooo:rsid="0043f6e0"/>
    </style:style>
    <style:style style:name="T16" style:family="text">
      <style:text-properties officeooo:rsid="004f7a74"/>
    </style:style>
    <style:style style:name="T17" style:family="text">
      <style:text-properties officeooo:rsid="0051669b"/>
    </style:style>
    <style:style style:name="T18" style:family="text">
      <style:text-properties officeooo:rsid="0051d073"/>
    </style:style>
    <style:style style:name="T19" style:family="text">
      <style:text-properties officeooo:rsid="00556b9b"/>
    </style:style>
    <style:style style:name="T20" style:family="text">
      <style:text-properties officeooo:rsid="00581dfc"/>
    </style:style>
    <style:style style:name="T21" style:family="text">
      <style:text-properties officeooo:rsid="0064e29b"/>
    </style:style>
    <style:style style:name="T22" style:family="text">
      <style:text-properties officeooo:rsid="0066c107"/>
    </style:style>
    <style:style style:name="T23" style:family="text">
      <style:text-properties officeooo:rsid="006a0174"/>
    </style:style>
    <style:style style:name="T24" style:family="text">
      <style:text-properties officeooo:rsid="0070f5b0"/>
    </style:style>
    <style:style style:name="T25" style:family="text">
      <style:text-properties officeooo:rsid="00716bcb"/>
    </style:style>
    <style:style style:name="T26" style:family="text">
      <style:text-properties officeooo:rsid="007414d5"/>
    </style:style>
    <style:style style:name="T27" style:family="text">
      <style:text-properties officeooo:rsid="0075df46"/>
    </style:style>
    <style:style style:name="T28" style:family="text">
      <style:text-properties officeooo:rsid="007877c8"/>
    </style:style>
    <style:style style:name="T29" style:family="text">
      <style:text-properties officeooo:rsid="007ca86e"/>
    </style:style>
    <style:style style:name="T30" style:family="text">
      <style:text-properties officeooo:rsid="007de005"/>
    </style:style>
    <style:style style:name="T31" style:family="text">
      <style:text-properties officeooo:rsid="00804260"/>
    </style:style>
    <style:style style:name="T32" style:family="text">
      <style:text-properties officeooo:rsid="008edddb"/>
    </style:style>
    <style:style style:name="T33" style:family="text">
      <style:text-properties officeooo:rsid="008fdaee"/>
    </style:style>
    <style:style style:name="T34" style:family="text">
      <style:text-properties officeooo:rsid="0095d8b5"/>
    </style:style>
    <style:style style:name="T35" style:family="text">
      <style:text-properties officeooo:rsid="0099cb5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2-Droid</text:p>
      <text:p text:style-name="P19">Руководство разработчика</text:p>
      <text:p text:style-name="P6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5"><text:a xlink:type="simple" xlink:href="#__RefHeading__918_844476280" text:style-name="Index_20_Link" text:visited-style-name="Index_20_Link">Общая информация<text:tab/>1</text:a></text:p>
          <text:p text:style-name="P55"><text:a xlink:type="simple" xlink:href="#__RefHeading__925_844476280" text:style-name="Index_20_Link" text:visited-style-name="Index_20_Link">Условные обозначения<text:tab/>1</text:a></text:p>
          <text:p text:style-name="P55"><text:a xlink:type="simple" xlink:href="#__RefHeading__920_844476280" text:style-name="Index_20_Link" text:visited-style-name="Index_20_Link">Структуры данных<text:tab/>1</text:a></text:p>
          <text:p text:style-name="P21"><text:a xlink:type="simple" xlink:href="#__RefHeading__933_844476280" text:style-name="Index_20_Link" text:visited-style-name="Index_20_Link">Использования флагов<text:tab/>2</text:a></text:p>
          <text:p text:style-name="P21"><text:a xlink:type="simple" xlink:href="#__RefHeading__935_844476280" text:style-name="Index_20_Link" text:visited-style-name="Index_20_Link">ShipStruct — Конфигурация корабля<text:tab/>2</text:a></text:p>
          <text:p text:style-name="P54"><text:a xlink:type="simple" xlink:href="#__RefHeading__937_844476280" text:style-name="Index_20_Link" text:visited-style-name="Index_20_Link">Версия 3.01<text:tab/>2</text:a></text:p>
          <text:p text:style-name="P21"><text:a xlink:type="simple" xlink:href="#__RefHeading__941_844476280" text:style-name="Index_20_Link" text:visited-style-name="Index_20_Link">WareRatingStruct — Рейтинг товара<text:tab/>2</text:a></text:p>
          <text:p text:style-name="P54"><text:a xlink:type="simple" xlink:href="#__RefHeading__943_844476280" text:style-name="Index_20_Link" text:visited-style-name="Index_20_Link">Версия 3.01<text:tab/>2</text:a></text:p>
          <text:p text:style-name="P21"><text:a xlink:type="simple" xlink:href="#__RefHeading__922_844476280" text:style-name="Index_20_Link" text:visited-style-name="Index_20_Link">WareStruct — Параметры товара<text:tab/>3</text:a></text:p>
          <text:p text:style-name="P54"><text:a xlink:type="simple" xlink:href="#__RefHeading__927_844476280" text:style-name="Index_20_Link" text:visited-style-name="Index_20_Link">Версия 3.02<text:tab/>3</text:a></text:p>
          <text:p text:style-name="P54"><text:a xlink:type="simple" xlink:href="#__RefHeading__929_844476280" text:style-name="Index_20_Link" text:visited-style-name="Index_20_Link">Версия 3.01<text:tab/>3</text:a></text:p>
          <text:p text:style-name="P21"><text:a xlink:type="simple" xlink:href="#__RefHeading__931_844476280" text:style-name="Index_20_Link" text:visited-style-name="Index_20_Link">WorkspaceStruct — Параметры рабочей области<text:tab/>4</text:a></text:p>
          <text:p text:style-name="P54"><text:a xlink:type="simple" xlink:href="#__RefHeading__939_844476280" text:style-name="Index_20_Link" text:visited-style-name="Index_20_Link">Версия 3.01<text:tab/>4</text:a></text:p>
        </text:index-body>
      </text:table-of-content>
      <text:p text:style-name="P5"/>
      <text:h text:style-name="Heading_20_1" text:outline-level="1"><text:bookmark-start text:name="__RefHeading__918_844476280"/>Общая информация<text:bookmark-end text:name="__RefHeading__918_844476280"/></text:h>
      <text:p text:style-name="P7">Данный документ <text:span text:style-name="T3">содержит информацию, значимую с точки зрения разработки </text:span>программно<text:span text:style-name="T1">го</text:span> комплекс<text:span text:style-name="T1">а</text:span> T2-Droid. <text:span text:style-name="T2">Информация <text:s/>ориентирована на разработчиков и будет полезна в целях будущих модификаций и исправления найденных ошибок</text:span>. <text:span text:style-name="T4">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span>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P13"><text:span text:style-name="T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920_844476280"/>Структуры данных<text:bookmark-end text:name="__RefHeading__920_844476280"/></text:h>
      <text:p text:style-name="P8">Данный раздел содержит детальное описание используемых в программе структур данных.</text:p>
      <text:p text:style-name="P9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Heading_20_2" text:outline-level="2"><text:bookmark-start text:name="__RefHeading__933_844476280"/><text:soft-page-break/><text:span text:style-name="T27">Использования ф</text:span>лаг<text:span text:style-name="T27">ов</text:span><text:bookmark-end text:name="__RefHeading__933_844476280"/></text:h>
      <text:p text:style-name="P15">В некоторых структурах имеются поля флагов. Подобные поля представляют собой целочисленн<text:span text:style-name="T29">ые</text:span> значени<text:span text:style-name="T29">я</text:span>, <text:span text:style-name="T30">но</text:span>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<text:span text:style-name="T28">(то есть, флаг включен)</text:span>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935_844476280"/>ShipStruct — Конфигурация корабля<text:bookmark-end text:name="__RefHeading__935_844476280"/></text:h>
      <text:p text:style-name="P14">ShipStruct — это высокоуровневая корневая структура, <text:span text:style-name="T26">ассоциированная</text:span> с кораблем.</text:p>
      <text:h text:style-name="Heading_20_3" text:outline-level="3"><text:bookmark-start text:name="__RefHeading__937_844476280"/>Версия 3.01<text:bookmark-end text:name="__RefHeading__937_844476280"/></text:h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>
            <table:table-cell table:style-name="ShipStruct-3_5f_01.A1" office:value-type="string">
              <text:p text:style-name="P3">Индекс</text:p>
            </table:table-cell>
            <table:table-cell table:style-name="ShipStruct-3_5f_01.A1" office:value-type="string">
              <text:p text:style-name="P3">Тип значения</text:p>
            </table:table-cell>
            <table:table-cell table:style-name="ShipStruct-3_5f_01.C1" office:value-type="string">
              <text:p text:style-name="P3">Описание</text:p>
            </table:table-cell>
          </table:table-row>
        </table:table-header-rows>
        <table:table-row>
          <table:table-cell table:style-name="ShipStruct-3_5f_01.A2" office:value-type="string">
            <text:p text:style-name="P35">0</text:p>
          </table:table-cell>
          <table:table-cell table:style-name="ShipStruct-3_5f_01.A2" office:value-type="string">
            <text:p text:style-name="P36">String</text:p>
          </table:table-cell>
          <table:table-cell table:style-name="ShipStruct-3_5f_01.C2" office:value-type="string">
            <text:p text:style-name="P36">Идентификатор типа структуры строка «ShipStruct-3.01».</text:p>
          </table:table-cell>
        </table:table-row>
        <table:table-row>
          <table:table-cell table:style-name="ShipStruct-3_5f_01.A2" office:value-type="string">
            <text:p text:style-name="P35">1</text:p>
          </table:table-cell>
          <table:table-cell table:style-name="ShipStruct-3_5f_01.A2" office:value-type="string">
            <text:p text:style-name="P37">Int</text:p>
          </table:table-cell>
          <table:table-cell table:style-name="ShipStruct-3_5f_01.C2" office:value-type="string">
            <text:p text:style-name="P37">Код выбранной программы T2-Droid.</text:p>
          </table:table-cell>
        </table:table-row>
        <table:table-row>
          <table:table-cell table:style-name="ShipStruct-3_5f_01.A2" office:value-type="string">
            <text:p text:style-name="P35">2</text:p>
          </table:table-cell>
          <table:table-cell table:style-name="ShipStruct-3_5f_01.A2" office:value-type="string">
            <text:p text:style-name="P37">Int</text:p>
          </table:table-cell>
          <table:table-cell table:style-name="ShipStruct-3_5f_01.C2" office:value-type="string">
            <text:p text:style-name="P37">Флаги: 1 — журналирование; 2 — разрешить апгрейд; 4 — разрешить ремонт; 8 — переименован.</text:p>
          </table:table-cell>
        </table:table-row>
        <table:table-row>
          <table:table-cell table:style-name="ShipStruct-3_5f_01.A2" office:value-type="string">
            <text:p text:style-name="P35">3</text:p>
          </table:table-cell>
          <table:table-cell table:style-name="ShipStruct-3_5f_01.A2" office:value-type="string">
            <text:p text:style-name="P38">Ship</text:p>
          </table:table-cell>
          <table:table-cell table:style-name="ShipStruct-3_5f_01.C2" office:value-type="string">
            <text:p text:style-name="P38">Руководитель, если корабль под руководством руководителя. Null — самостоятельный корабль.</text:p>
          </table:table-cell>
        </table:table-row>
        <table:table-row>
          <table:table-cell table:style-name="ShipStruct-3_5f_01.A2" office:value-type="string">
            <text:p text:style-name="P35">4</text:p>
          </table:table-cell>
          <table:table-cell table:style-name="ShipStruct-3_5f_01.A2" office:value-type="string">
            <text:p text:style-name="P39">Int</text:p>
          </table:table-cell>
          <table:table-cell table:style-name="ShipStruct-3_5f_01.C2" office:value-type="string">
            <text:p text:style-name="P39"><text:span text:style-name="T21">Код т</text:span>екущ<text:span text:style-name="T21">его</text:span> статус<text:span text:style-name="T21">а</text:span> работы: <text:span text:style-name="T22">0 — работает; 1 — приостановлен; 2 — завершить и сообщить.</text:span></text:p>
          </table:table-cell>
        </table:table-row>
        <table:table-row>
          <table:table-cell table:style-name="ShipStruct-3_5f_01.A2" office:value-type="string">
            <text:p text:style-name="P35">5</text:p>
          </table:table-cell>
          <table:table-cell table:style-name="ShipStruct-3_5f_01.A2" office:value-type="string">
            <text:p text:style-name="P40">WorkspaceStruct</text:p>
          </table:table-cell>
          <table:table-cell table:style-name="ShipStruct-3_5f_01.C2" office:value-type="string">
            <text:p text:style-name="P40"><text:span text:style-name="T23">Параметры р</text:span>абоч<text:span text:style-name="T23">ей</text:span> област<text:span text:style-name="T23">и</text:span>.</text:p>
          </table:table-cell>
        </table:table-row>
        <table:table-row>
          <table:table-cell table:style-name="ShipStruct-3_5f_01.A2" office:value-type="string">
            <text:p text:style-name="P35">6</text:p>
          </table:table-cell>
          <table:table-cell table:style-name="ShipStruct-3_5f_01.A2" office:value-type="string">
            <text:p text:style-name="P41">WareStruct</text:p>
          </table:table-cell>
          <table:table-cell table:style-name="ShipStruct-3_5f_01.C2" office:value-type="string">
            <text:p text:style-name="P41">Текущий автивный товар. Null — товар не выбран.</text:p>
          </table:table-cell>
        </table:table-row>
        <table:table-row>
          <table:table-cell table:style-name="ShipStruct-3_5f_01.A2" office:value-type="string">
            <text:p text:style-name="P35">7</text:p>
          </table:table-cell>
          <table:table-cell table:style-name="ShipStruct-3_5f_01.A2" office:value-type="string">
            <text:p text:style-name="P42">StatStruct</text:p>
          </table:table-cell>
          <table:table-cell table:style-name="ShipStruct-3_5f_01.C2" office:value-type="string">
            <text:p text:style-name="P46">Сводная статистика работы.</text:p>
          </table:table-cell>
        </table:table-row>
        <table:table-row>
          <table:table-cell table:style-name="ShipStruct-3_5f_01.A2" office:value-type="string">
            <text:p text:style-name="P35">8</text:p>
          </table:table-cell>
          <table:table-cell table:style-name="ShipStruct-3_5f_01.A2" office:value-type="string">
            <text:p text:style-name="P43">Array of StatStruct</text:p>
          </table:table-cell>
          <table:table-cell table:style-name="ShipStruct-3_5f_01.C2" office:value-type="string">
            <text:p text:style-name="P47">Почасовая статистика работы.</text:p>
          </table:table-cell>
        </table:table-row>
        <table:table-row>
          <table:table-cell table:style-name="ShipStruct-3_5f_01.A2" office:value-type="string">
            <text:p text:style-name="P35">9</text:p>
          </table:table-cell>
          <table:table-cell table:style-name="ShipStruct-3_5f_01.A2" office:value-type="string">
            <text:p text:style-name="P44">Array of Ships</text:p>
          </table:table-cell>
          <table:table-cell table:style-name="ShipStruct-3_5f_01.C2" office:value-type="string">
            <text:p text:style-name="P44">Массив подчиненных кораблей. <text:span text:style-name="T24">Актуально</text:span> только <text:span text:style-name="T24">для </text:span><text:s/>руководител<text:span text:style-name="T24">ей</text:span>.</text:p>
          </table:table-cell>
        </table:table-row>
        <table:table-row>
          <table:table-cell table:style-name="ShipStruct-3_5f_01.A2" office:value-type="string">
            <text:p text:style-name="P35">10</text:p>
          </table:table-cell>
          <table:table-cell table:style-name="ShipStruct-3_5f_01.A2" office:value-type="string">
            <text:p text:style-name="P45">Array of Wares</text:p>
          </table:table-cell>
          <table:table-cell table:style-name="ShipStruct-3_5f_01.C2" office:value-type="string">
            <text:p text:style-name="P45">Массив с параметрами рабочих товаров.</text:p>
          </table:table-cell>
        </table:table-row>
      </table:table>
      <text:p text:style-name="Text_20_body"/>
      <text:h text:style-name="P58" text:outline-level="2">ShipTemplateStruct — Шаблон корабля</text:h>
      <text:p text:style-name="P72">ShipTemplateStruct используется для представления шаблона, по которому будет покупаться и оборудоваться корабль.</text:p>
      <text:h text:style-name="Heading_20_3" text:outline-level="3">Версия 3.02</text:h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P56">Индекс</text:p>
            </table:table-cell>
            <table:table-cell table:style-name="ShipTemplate-3_5f_02.A1" office:value-type="string">
              <text:p text:style-name="P56">Тип значения</text:p>
            </table:table-cell>
            <table:table-cell table:style-name="ShipTemplate-3_5f_02.C1" office:value-type="string">
              <text:p text:style-name="P56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P59">0</text:p>
          </table:table-cell>
          <table:table-cell table:style-name="ShipTemplate-3_5f_02.A2" office:value-type="string">
            <text:p text:style-name="P59">String</text:p>
          </table:table-cell>
          <table:table-cell table:style-name="ShipTemplate-3_5f_02.C2" office:value-type="string">
            <text:p text:style-name="P59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0">Зарезервировано.</text:p>
          </table:table-cell>
        </table:table-row>
        <text:soft-page-break/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0">На<text:span text:style-name="T34">з</text:span>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P61">Ware</text:p>
          </table:table-cell>
          <table:table-cell table:style-name="ShipTemplate-3_5f_02.C2" office:value-type="string">
            <text:p text:style-name="P61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P62"/>
          </table:table-cell>
          <table:table-cell table:style-name="ShipTemplate-3_5f_02.C2" office:value-type="string">
            <text:p text:style-name="P68">Класс корабля?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P62">Int</text:p>
          </table:table-cell>
          <table:table-cell table:style-name="ShipTemplate-3_5f_02.C2" office:value-type="string">
            <text:p text:style-name="P62">Флаги.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0"/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0">Установленные лазеры.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0">Установленные щиты.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0">Установленные апгрейды.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0">Установленное оборудование (исключая апгрейды).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0">Содержимое трюма.</text:p>
          </table:table-cell>
        </table:table-row>
        <table:table-row table:style-name="ShipTemplate-3_5f_02.1">
          <table:table-cell table:style-name="ShipTemplate-3_5f_02.A2" office:value-type="string">
            <text:p text:style-name="P60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3">Настройки резерва ракет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4">Настройки резерва боеприпасов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5">Минимальная дальность автопрыжк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6">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7">Состояние щита для экстренного прыжк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7">Резерв топлива под прыжковый двигатель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/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66"/>
          </table:table-cell>
        </table:table-row>
      </table:table>
      <text:p text:style-name="Text_20_body"/>
      <text:p text:style-name="Text_20_body"/>
      <text:h text:style-name="P57" text:outline-level="2"><text:bookmark-start text:name="__RefHeading__941_844476280"/>WareRatingStruct — Рейтинг товара<text:bookmark-end text:name="__RefHeading__941_844476280"/></text:h>
      <text:p text:style-name="P16">WareRatingStruct — это базовая структура, использующаяся для передачи информации о рейтинге товара в <text:span text:style-name="T31">регионе</text:span>. <text:span text:style-name="T31">Используется подсистемами для передачи информации о ранжировании товаров, с целью выбора активного товара.</text:span></text:p>
      <text:h text:style-name="Heading_20_3" text:outline-level="3"><text:bookmark-start text:name="__RefHeading__943_844476280"/>Версия 3.01<text:bookmark-end text:name="__RefHeading__943_844476280"/></text:h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P4">Индекс</text:p>
            </table:table-cell>
            <table:table-cell table:style-name="WareRatingStruct-3_5f_01.A1" office:value-type="string">
              <text:p text:style-name="P4">Тип значения</text:p>
            </table:table-cell>
            <table:table-cell table:style-name="WareRatingStruct-3_5f_01.C1" office:value-type="string">
              <text:p text:style-name="P4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P48">0</text:p>
          </table:table-cell>
          <table:table-cell table:style-name="WareRatingStruct-3_5f_01.A2" office:value-type="string">
            <text:p text:style-name="P48">String</text:p>
          </table:table-cell>
          <table:table-cell table:style-name="WareRatingStruct-3_5f_01.C2" office:value-type="string">
            <text:p text:style-name="P48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48">1</text:p>
          </table:table-cell>
          <table:table-cell table:style-name="WareRatingStruct-3_5f_01.A2" office:value-type="string">
            <text:p text:style-name="P49">Ware</text:p>
          </table:table-cell>
          <table:table-cell table:style-name="WareRatingStruct-3_5f_01.C2" office:value-type="string">
            <text:p text:style-name="P49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48">2</text:p>
          </table:table-cell>
          <table:table-cell table:style-name="WareRatingStruct-3_5f_01.A2" office:value-type="string">
            <text:p text:style-name="P49">Int</text:p>
          </table:table-cell>
          <table:table-cell table:style-name="WareRatingStruct-3_5f_01.C2" office:value-type="string">
            <text:p text:style-name="P49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48">3</text:p>
          </table:table-cell>
          <table:table-cell table:style-name="WareRatingStruct-3_5f_01.A2" office:value-type="string">
            <text:p text:style-name="P49">Int</text:p>
          </table:table-cell>
          <table:table-cell table:style-name="WareRatingStruct-3_5f_01.C2" office:value-type="string">
            <text:p text:style-name="P49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48">4</text:p>
          </table:table-cell>
          <table:table-cell table:style-name="WareRatingStruct-3_5f_01.A2" office:value-type="string">
            <text:p text:style-name="P50">Int</text:p>
          </table:table-cell>
          <table:table-cell table:style-name="WareRatingStruct-3_5f_01.C2" office:value-type="string">
            <text:p text:style-name="P50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48">5</text:p>
          </table:table-cell>
          <table:table-cell table:style-name="WareRatingStruct-3_5f_01.A2" office:value-type="string">
            <text:p text:style-name="P50">Int</text:p>
          </table:table-cell>
          <table:table-cell table:style-name="WareRatingStruct-3_5f_01.C2" office:value-type="string">
            <text:p text:style-name="P50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48">6</text:p>
          </table:table-cell>
          <table:table-cell table:style-name="WareRatingStruct-3_5f_01.A2" office:value-type="string">
            <text:p text:style-name="P53">Int</text:p>
          </table:table-cell>
          <table:table-cell table:style-name="WareRatingStruct-3_5f_01.C2" office:value-type="string">
            <text:p text:style-name="P51"><text:span text:style-name="T32">Р</text:span>ейтинг <text:span text:style-name="T33">пунктов</text:span>.</text:p>
          </table:table-cell>
        </table:table-row>
        <text:soft-page-break/>
        <table:table-row table:style-name="WareRatingStruct-3_5f_01.1">
          <table:table-cell table:style-name="WareRatingStruct-3_5f_01.A2" office:value-type="string">
            <text:p text:style-name="P48">7</text:p>
          </table:table-cell>
          <table:table-cell table:style-name="WareRatingStruct-3_5f_01.A2" office:value-type="string">
            <text:p text:style-name="P51">String</text:p>
          </table:table-cell>
          <table:table-cell table:style-name="WareRatingStruct-3_5f_01.C2" office:value-type="string">
            <text:p text:style-name="P52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P17"/>
      <text:h text:style-name="Heading_20_2" text:outline-level="2"><text:bookmark-start text:name="__RefHeading__922_844476280"/>WareStruct — <text:span text:style-name="T5">Параметры товара</text:span><text:bookmark-end text:name="__RefHeading__922_844476280"/></text:h>
      <text:p text:style-name="P18">WareStruct — это базовая структура, хранящая параметры работы с отдельным товаром.</text:p>
      <text:h text:style-name="Heading_20_3" text:outline-level="3"><text:bookmark-start text:name="__RefHeading__927_844476280"/>Версия 3.02<text:bookmark-end text:name="__RefHeading__927_844476280"/></text:h>
      <text:p text:style-name="P12">Версия 3.01 не позволяет распределять <text:span text:style-name="T16">доступное </text:span>пространство корабля между<text:span text:style-name="T17"> </text:span>товарами. <text:span text:style-name="T18">Это делает невозможным создание кораблей-складов.</text:span></text:p>
      <text:h text:style-name="Heading_20_3" text:outline-level="3"><text:bookmark-start text:name="__RefHeading__929_844476280"/>Версия 3.01<text:bookmark-end text:name="__RefHeading__929_844476280"/></text:h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P1">Индекс</text:p>
            </table:table-cell>
            <table:table-cell table:style-name="WareStruct-3_5f_01.B1" office:value-type="string">
              <text:p text:style-name="P1">Тип значения</text:p>
            </table:table-cell>
            <table:table-cell table:style-name="WareStruct-3_5f_01.C1" office:value-type="string">
              <text:p text:style-name="P1">Описание</text:p>
            </table:table-cell>
          </table:table-row>
        </table:table-header-rows>
        <table:table-row table:style-name="WareStruct-3_5f_01.1">
          <table:table-cell table:style-name="WareStruct-3_5f_01.A7" office:value-type="string">
            <text:p text:style-name="P22">0</text:p>
          </table:table-cell>
          <table:table-cell table:style-name="WareStruct-3_5f_01.B2" office:value-type="string">
            <text:p text:style-name="P22">String</text:p>
          </table:table-cell>
          <table:table-cell table:style-name="WareStruct-3_5f_01.C2" office:value-type="string">
            <text:p text:style-name="P22">Идентификатор типа структуры <text:span text:style-name="T20">строка </text:span>«WareStruct-3.01». </text:p>
          </table:table-cell>
        </table:table-row>
        <table:table-row table:style-name="WareStruct-3_5f_01.1">
          <table:table-cell table:style-name="WareStruct-3_5f_01.A7" office:value-type="string">
            <text:p text:style-name="P22">1</text:p>
          </table:table-cell>
          <table:table-cell table:style-name="WareStruct-3_5f_01.B3" office:value-type="string">
            <text:p text:style-name="P22">Ware</text:p>
          </table:table-cell>
          <table:table-cell table:style-name="WareStruct-3_5f_01.C3" office:value-type="string">
            <text:p text:style-name="P23">Товар.</text:p>
          </table:table-cell>
        </table:table-row>
        <table:table-row table:style-name="WareStruct-3_5f_01.1">
          <table:table-cell table:style-name="WareStruct-3_5f_01.A4" office:value-type="string">
            <text:p text:style-name="P22">2</text:p>
          </table:table-cell>
          <table:table-cell table:style-name="WareStruct-3_5f_01.B4" office:value-type="string">
            <text:p text:style-name="P22">Int or null</text:p>
          </table:table-cell>
          <table:table-cell table:style-name="WareStruct-3_5f_01.C4" office:value-type="string">
            <text:p text:style-name="P23">Закупочная цена. Null — закупка отключена.</text:p>
          </table:table-cell>
        </table:table-row>
        <table:table-row table:style-name="WareStruct-3_5f_01.1">
          <table:table-cell table:style-name="WareStruct-3_5f_01.A7" office:value-type="string">
            <text:p text:style-name="P22">3</text:p>
          </table:table-cell>
          <table:table-cell table:style-name="WareStruct-3_5f_01.B5" office:value-type="string">
            <text:p text:style-name="P22">Int or null</text:p>
          </table:table-cell>
          <table:table-cell table:style-name="WareStruct-3_5f_01.C5" office:value-type="string">
            <text:p text:style-name="P23">Цена реализации. Null — реализация отключена.</text:p>
          </table:table-cell>
        </table:table-row>
        <table:table-row table:style-name="WareStruct-3_5f_01.1">
          <table:table-cell table:style-name="WareStruct-3_5f_01.A7" office:value-type="string">
            <text:p text:style-name="P22">4</text:p>
          </table:table-cell>
          <table:table-cell table:style-name="WareStruct-3_5f_01.B6" office:value-type="string">
            <text:p text:style-name="P22">Int or null</text:p>
          </table:table-cell>
          <table:table-cell table:style-name="WareStruct-3_5f_01.C6" office:value-type="string">
            <text:p text:style-name="P24"><text:span text:style-name="T13">Корабельный л</text:span>имит мин<text:span text:style-name="T11">имальной</text:span> <text:span text:style-name="T11">п</text:span>артии для покупки. <text:span text:style-name="T7">Если места в трюме нет места для загрузки этого объема, то сделка не состоится.</text:span> Null — отключен. Положительное - % от суммарного места под товар в трюме*. <text:span text:style-name="T6">Отрицательное — в штуках.</text:span></text:p>
          </table:table-cell>
        </table:table-row>
        <table:table-row table:style-name="WareStruct-3_5f_01.1">
          <table:table-cell table:style-name="WareStruct-3_5f_01.A7" office:value-type="string">
            <text:p text:style-name="P22">5</text:p>
          </table:table-cell>
          <table:table-cell table:style-name="WareStruct-3_5f_01.B7" office:value-type="string">
            <text:p text:style-name="P22">Int or null</text:p>
          </table:table-cell>
          <table:table-cell table:style-name="WareStruct-3_5f_01.C7" office:value-type="string">
            <text:p text:style-name="P25"><text:span text:style-name="T13">Корабельный л</text:span>имит минимальной партии для продажи. <text:span text:style-name="T8">Если в трюме товара меньше указанного объема, то сделка не состоится.</text:span> <text:span text:style-name="T12">Null — отключен. Положительное - % от суммарного места под товар в трюме*. </text:span><text:span text:style-name="T9">Отрицательное — в штуках.</text:span></text:p>
          </table:table-cell>
        </table:table-row>
        <table:table-row table:style-name="WareStruct-3_5f_01.1">
          <table:table-cell table:style-name="WareStruct-3_5f_01.A8" office:value-type="string">
            <text:p text:style-name="P22">6</text:p>
          </table:table-cell>
          <table:table-cell table:style-name="WareStruct-3_5f_01.B8" office:value-type="string">
            <text:p text:style-name="P22">Int or null</text:p>
          </table:table-cell>
          <table:table-cell table:style-name="WareStruct-3_5f_01.C8" office:value-type="string">
            <text:p text:style-name="P26"><text:span text:style-name="T14">Требование</text:span> <text:span text:style-name="T14">объема</text:span> поставщика. <text:span text:style-name="T14">Если склад поставщика заполнен менее, чем на указанный объем, сделка не состоится. Null — отключен. Положительное - % от склада поставщика. </text:span><text:span text:style-name="T8">Отрицательное — в штуках.</text:span></text:p>
          </table:table-cell>
        </table:table-row>
        <table:table-row table:style-name="WareStruct-3_5f_01.1">
          <table:table-cell table:style-name="WareStruct-3_5f_01.A9" office:value-type="string">
            <text:p text:style-name="P22">7</text:p>
          </table:table-cell>
          <table:table-cell table:style-name="WareStruct-3_5f_01.B9" office:value-type="string">
            <text:p text:style-name="P22">Int or null</text:p>
          </table:table-cell>
          <table:table-cell table:style-name="WareStruct-3_5f_01.C9" office:value-type="string">
            <text:p text:style-name="P27">Требование объема покупателя. Если склад покупателя заполнен более, чем <text:span text:style-name="T15">на указанный объем, сделка не состоится. Null — отключен. Положительное - % от склада покупателя. </text:span><text:span text:style-name="T10">Отрицательное — в штуках.</text:span></text:p>
          </table:table-cell>
        </table:table-row>
      </table:table>
      <text:p text:style-name="P10">* Суммарное место под товар в трюме определяется как объем, который уже занят данным товаром, плюс свободный объем трюма за вычетом объема, зарезервированного под топливо, боеприпасы и дроны.</text:p>
      <text:h text:style-name="Heading_20_2" text:outline-level="2"><text:bookmark-start text:name="__RefHeading__931_844476280"/><text:soft-page-break/>WorkspaceStruct — Параметры рабочей области<text:bookmark-end text:name="__RefHeading__931_844476280"/></text:h>
      <text:p text:style-name="P11">WorkspaceStruct — это <text:span text:style-name="T19">базовая структура, хранящая параметры рабочей области корабля.</text:span></text:p>
      <text:h text:style-name="Heading_20_3" text:outline-level="3"><text:bookmark-start text:name="__RefHeading__939_844476280"/>Версия 3.01<text:bookmark-end text:name="__RefHeading__939_844476280"/></text:h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P2">Индекс</text:p>
            </table:table-cell>
            <table:table-cell table:style-name="WorkspaceStruct-3_5f_01.A1" office:value-type="string">
              <text:p text:style-name="P2">Тип значения</text:p>
            </table:table-cell>
            <table:table-cell table:style-name="WorkspaceStruct-3_5f_01.C1" office:value-type="string">
              <text:p text:style-name="P2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P28">0</text:p>
          </table:table-cell>
          <table:table-cell table:style-name="WorkspaceStruct-3_5f_01.A2" office:value-type="string">
            <text:p text:style-name="P28">String</text:p>
          </table:table-cell>
          <table:table-cell table:style-name="WorkspaceStruct-3_5f_01.C2" office:value-type="string">
            <text:p text:style-name="P28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P28">1</text:p>
          </table:table-cell>
          <table:table-cell table:style-name="WorkspaceStruct-3_5f_01.A2" office:value-type="string">
            <text:p text:style-name="P29">Sector</text:p>
          </table:table-cell>
          <table:table-cell table:style-name="WorkspaceStruct-3_5f_01.C2" office:value-type="string">
            <text:p text:style-name="P29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P28">2</text:p>
          </table:table-cell>
          <table:table-cell table:style-name="WorkspaceStruct-3_5f_01.A2" office:value-type="string">
            <text:p text:style-name="P29">Int</text:p>
          </table:table-cell>
          <table:table-cell table:style-name="WorkspaceStruct-3_5f_01.C2" office:value-type="string">
            <text:p text:style-name="P29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28">3</text:p>
          </table:table-cell>
          <table:table-cell table:style-name="WorkspaceStruct-3_5f_01.A2" office:value-type="string">
            <text:p text:style-name="P30">Int</text:p>
          </table:table-cell>
          <table:table-cell table:style-name="WorkspaceStruct-3_5f_01.C2" office:value-type="string">
            <text:p text:style-name="P30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28">4</text:p>
          </table:table-cell>
          <table:table-cell table:style-name="WorkspaceStruct-3_5f_01.A2" office:value-type="string">
            <text:p text:style-name="P31">Array <text:span text:style-name="T25">of Sectors</text:span></text:p>
          </table:table-cell>
          <table:table-cell table:style-name="WorkspaceStruct-3_5f_01.C2" office:value-type="string">
            <text:p text:style-name="P31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28">5</text:p>
          </table:table-cell>
          <table:table-cell table:style-name="WorkspaceStruct-3_5f_01.A2" office:value-type="string">
            <text:p text:style-name="P32">Array <text:span text:style-name="T25">of Sectors</text:span></text:p>
          </table:table-cell>
          <table:table-cell table:style-name="WorkspaceStruct-3_5f_01.C2" office:value-type="string">
            <text:p text:style-name="P32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28">6</text:p>
          </table:table-cell>
          <table:table-cell table:style-name="WorkspaceStruct-3_5f_01.A2" office:value-type="string">
            <text:p text:style-name="P33">Array <text:span text:style-name="T25">of Stations and Ships</text:span></text:p>
          </table:table-cell>
          <table:table-cell table:style-name="WorkspaceStruct-3_5f_01.C2" office:value-type="string">
            <text:p text:style-name="P33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P28">7</text:p>
          </table:table-cell>
          <table:table-cell table:style-name="WorkspaceStruct-3_5f_01.A2" office:value-type="string">
            <text:p text:style-name="P33">Array <text:span text:style-name="T25">of Stations and Ships</text:span></text:p>
          </table:table-cell>
          <table:table-cell table:style-name="WorkspaceStruct-3_5f_01.C2" office:value-type="string">
            <text:p text:style-name="P33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P28">8</text:p>
          </table:table-cell>
          <table:table-cell table:style-name="WorkspaceStruct-3_5f_01.A2" office:value-type="string">
            <text:p text:style-name="P34">Array <text:span text:style-name="T25">of Stations and Ships</text:span></text:p>
          </table:table-cell>
          <table:table-cell table:style-name="WorkspaceStruct-3_5f_01.C2" office:value-type="string">
            <text:p text:style-name="P34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TODO</text:h>
      <text:list xml:id="list5955141796291563123" text:style-name="L1">
        <text:list-item>
          <text:p text:style-name="P69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70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71">Не срабатывает обработчик SIGNAL_ATTACKED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09:19.656215680</meta:creation-date>
    <dc:date>2017-09-17T21:00:57.296876658</dc:date>
    <meta:editing-duration>PT18H8M44S</meta:editing-duration>
    <meta:editing-cycles>130</meta:editing-cycles>
    <meta:generator>LibreOffice/4.3.3.2$Linux_X86_64 LibreOffice_project/430m0$Build-2</meta:generator>
    <meta:document-statistic meta:table-count="5" meta:image-count="0" meta:object-count="0" meta:page-count="5" meta:paragraph-count="192" meta:word-count="882" meta:character-count="6547" meta:non-whitespace-character-count="5822"/>
  </office:meta>
</office:document-meta>
</file>